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4e0b" officeooo:paragraph-rsid="001e4e0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107fc" officeooo:paragraph-rsid="002107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3ebce" officeooo:paragraph-rsid="0023ebc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306174" officeooo:paragraph-rsid="0030617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4e0b" officeooo:paragraph-rsid="001e4e0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107fc" officeooo:paragraph-rsid="002107f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3ebce" officeooo:paragraph-rsid="002ad84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5b51b" officeooo:paragraph-rsid="0025b51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79b7d" officeooo:paragraph-rsid="00279b7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0efb9" officeooo:paragraph-rsid="0020efb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2fccf" officeooo:paragraph-rsid="0022fcc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922a1" officeooo:paragraph-rsid="002922a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ab064" officeooo:paragraph-rsid="002ab06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ad840" officeooo:paragraph-rsid="002ad84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ad840" officeooo:paragraph-rsid="0023ebc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e0414" officeooo:paragraph-rsid="002e041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06174" officeooo:paragraph-rsid="0030617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06174" officeooo:paragraph-rsid="003869c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e9644" officeooo:paragraph-rsid="002e964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23ebce"/>
    </style:style>
    <style:style style:name="P23" style:family="paragraph" style:parent-style-name="Standard">
      <style:paragraph-properties fo:text-align="justify" style:justify-single-word="false"/>
      <style:text-properties officeooo:paragraph-rsid="00335283"/>
    </style:style>
    <style:style style:name="P24" style:family="paragraph" style:parent-style-name="Standard">
      <style:paragraph-properties fo:text-align="justify" style:justify-single-word="false"/>
      <style:text-properties officeooo:rsid="001f0644" officeooo:paragraph-rsid="001f0644"/>
    </style:style>
    <style:style style:name="P25" style:family="paragraph" style:parent-style-name="Standard">
      <style:paragraph-properties fo:text-align="justify" style:justify-single-word="false"/>
      <style:text-properties officeooo:rsid="0020efb9" officeooo:paragraph-rsid="0020efb9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2e0414" officeooo:paragraph-rsid="002e0414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font-weight="normal" officeooo:rsid="00323e20" officeooo:paragraph-rsid="00323e2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font-weight="normal" officeooo:rsid="00335283" officeooo:paragraph-rsid="0033528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font-weight="normal" officeooo:rsid="0034f130" officeooo:paragraph-rsid="0034f130" style:font-weight-asian="normal" style:font-weight-complex="normal"/>
    </style:style>
    <style:style style:name="P30" style:family="paragraph" style:parent-style-name="Standard">
      <style:paragraph-properties fo:text-align="justify" style:justify-single-word="false" fo:break-before="page"/>
      <style:text-properties fo:font-size="12pt" fo:font-weight="normal" officeooo:rsid="00279b7d" officeooo:paragraph-rsid="00279b7d" style:font-weight-asian="normal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fo:font-size="14pt" fo:font-weight="bold" officeooo:rsid="00306174" officeooo:paragraph-rsid="00306174" style:font-weight-asian="bold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fo:font-weight="normal" officeooo:rsid="001e4e0b" officeooo:paragraph-rsid="002876dd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fo:font-weight="normal" officeooo:rsid="001e4e0b" officeooo:paragraph-rsid="001e4e0b" style:font-weight-asian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fo:font-size="12pt" fo:font-weight="normal" officeooo:rsid="001e4e0b" officeooo:paragraph-rsid="001e4e0b" style:font-weight-asian="normal" style:font-weight-complex="normal"/>
    </style:style>
    <style:style style:name="P35" style:family="paragraph" style:parent-style-name="Standard" style:list-style-name="L8">
      <style:paragraph-properties fo:text-align="justify" style:justify-single-word="false"/>
      <style:text-properties fo:font-size="12pt" fo:font-weight="normal" officeooo:rsid="001e4e0b" officeooo:paragraph-rsid="001e4e0b" style:font-weight-asian="normal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2pt" fo:font-weight="normal" officeooo:rsid="002876dd" officeooo:paragraph-rsid="002876dd" style:font-weight-asian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2pt" fo:font-weight="normal" officeooo:rsid="002876dd" officeooo:paragraph-rsid="002876dd" style:font-weight-asian="normal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fo:font-size="12pt" fo:font-weight="normal" officeooo:rsid="002876dd" officeooo:paragraph-rsid="002876dd" style:font-weight-asian="normal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fo:font-size="12pt" fo:font-weight="normal" officeooo:rsid="002876dd" officeooo:paragraph-rsid="002876dd" style:font-weight-asian="normal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font-size="12pt" fo:font-weight="normal" officeooo:rsid="002922a1" officeooo:paragraph-rsid="002922a1" style:font-weight-asian="normal" style:font-weight-complex="normal"/>
    </style:style>
    <style:style style:name="P41" style:family="paragraph" style:parent-style-name="Standard" style:list-style-name="L10">
      <style:paragraph-properties fo:text-align="justify" style:justify-single-word="false"/>
      <style:text-properties fo:font-size="12pt" fo:font-weight="normal" officeooo:rsid="002922a1" officeooo:paragraph-rsid="002922a1" style:font-weight-asian="normal" style:font-weight-complex="normal"/>
    </style:style>
    <style:style style:name="P42" style:family="paragraph" style:parent-style-name="Standard" style:list-style-name="L11">
      <style:paragraph-properties fo:text-align="justify" style:justify-single-word="false"/>
      <style:text-properties fo:font-size="12pt" fo:font-weight="normal" officeooo:rsid="002922a1" officeooo:paragraph-rsid="002922a1" style:font-weight-asian="normal" style:font-weight-complex="normal"/>
    </style:style>
    <style:style style:name="P43" style:family="paragraph" style:parent-style-name="Standard" style:list-style-name="L13">
      <style:paragraph-properties fo:text-align="justify" style:justify-single-word="false"/>
      <style:text-properties fo:font-size="12pt" fo:font-weight="normal" officeooo:rsid="002922a1" officeooo:paragraph-rsid="002922a1" style:font-weight-asian="normal" style:font-weight-complex="normal"/>
    </style:style>
    <style:style style:name="P44" style:family="paragraph" style:parent-style-name="Standard" style:list-style-name="L9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45" style:family="paragraph" style:parent-style-name="Standard" style:list-style-name="L10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46" style:family="paragraph" style:parent-style-name="Standard" style:list-style-name="L12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47" style:family="paragraph" style:parent-style-name="Standard" style:list-style-name="L13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48" style:family="paragraph" style:parent-style-name="Standard" style:list-style-name="L14">
      <style:paragraph-properties fo:text-align="justify" style:justify-single-word="false"/>
      <style:text-properties fo:font-size="12pt" fo:font-weight="normal" officeooo:rsid="001f0644" officeooo:paragraph-rsid="001f0644" style:font-weight-asian="normal" style:font-weight-complex="normal"/>
    </style:style>
    <style:style style:name="P49" style:family="paragraph" style:parent-style-name="Standard" style:list-style-name="L15">
      <style:paragraph-properties fo:text-align="justify" style:justify-single-word="false"/>
      <style:text-properties fo:font-size="12pt" fo:font-weight="normal" officeooo:rsid="0020efb9" officeooo:paragraph-rsid="0020efb9" style:font-weight-asian="normal" style:font-weight-complex="normal"/>
    </style:style>
    <style:style style:name="P50" style:family="paragraph" style:parent-style-name="Standard" style:list-style-name="L16">
      <style:paragraph-properties fo:text-align="justify" style:justify-single-word="false"/>
      <style:text-properties fo:font-size="12pt" fo:font-weight="normal" officeooo:rsid="002ab064" officeooo:paragraph-rsid="002ab064" style:font-weight-asian="normal" style:font-weight-complex="normal"/>
    </style:style>
    <style:style style:name="P51" style:family="paragraph" style:parent-style-name="Standard" style:list-style-name="L17">
      <style:paragraph-properties fo:text-align="justify" style:justify-single-word="false"/>
      <style:text-properties fo:font-size="12pt" fo:font-weight="normal" officeooo:rsid="002ad840" officeooo:paragraph-rsid="002ad840" style:font-weight-asian="normal" style:font-weight-complex="normal"/>
    </style:style>
    <style:style style:name="P52" style:family="paragraph" style:parent-style-name="Standard" style:list-style-name="L21">
      <style:paragraph-properties fo:text-align="justify" style:justify-single-word="false"/>
      <style:text-properties fo:font-size="12pt" fo:font-weight="normal" officeooo:rsid="002ad840" officeooo:paragraph-rsid="002ad840" style:font-weight-asian="normal" style:font-weight-complex="normal"/>
    </style:style>
    <style:style style:name="P53" style:family="paragraph" style:parent-style-name="Standard" style:list-style-name="L22">
      <style:paragraph-properties fo:text-align="justify" style:justify-single-word="false"/>
      <style:text-properties fo:font-size="12pt" fo:font-weight="normal" officeooo:rsid="002ad840" officeooo:paragraph-rsid="002ad840" style:font-weight-asian="normal" style:font-weight-complex="normal"/>
    </style:style>
    <style:style style:name="P54" style:family="paragraph" style:parent-style-name="Standard" style:list-style-name="L18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55" style:family="paragraph" style:parent-style-name="Standard" style:list-style-name="L19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56" style:family="paragraph" style:parent-style-name="Standard" style:list-style-name="L20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57" style:family="paragraph" style:parent-style-name="Standard" style:list-style-name="L17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58" style:family="paragraph" style:parent-style-name="Standard" style:list-style-name="L21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59" style:family="paragraph" style:parent-style-name="Standard" style:list-style-name="L22">
      <style:paragraph-properties fo:text-align="justify" style:justify-single-word="false"/>
      <style:text-properties fo:font-size="12pt" fo:font-weight="normal" officeooo:rsid="0023ebce" officeooo:paragraph-rsid="0023ebce" style:font-weight-asian="normal" style:font-weight-complex="normal"/>
    </style:style>
    <style:style style:name="P60" style:family="paragraph" style:parent-style-name="Standard" style:list-style-name="L21">
      <style:paragraph-properties fo:text-align="justify" style:justify-single-word="false"/>
      <style:text-properties fo:font-size="12pt" fo:font-weight="normal" officeooo:rsid="0025b51b" officeooo:paragraph-rsid="0025b51b" style:font-weight-asian="normal" style:font-weight-complex="normal"/>
    </style:style>
    <style:style style:name="P61" style:family="paragraph" style:parent-style-name="Standard" style:list-style-name="L22">
      <style:paragraph-properties fo:text-align="justify" style:justify-single-word="false"/>
      <style:text-properties fo:font-size="12pt" fo:font-weight="normal" officeooo:rsid="0025b51b" officeooo:paragraph-rsid="0025b51b" style:font-weight-asian="normal" style:font-weight-complex="normal"/>
    </style:style>
    <style:style style:name="P62" style:family="paragraph" style:parent-style-name="Standard" style:list-style-name="L23">
      <style:paragraph-properties fo:text-align="justify" style:justify-single-word="false"/>
      <style:text-properties fo:font-size="12pt" fo:font-weight="normal" officeooo:rsid="0025b51b" officeooo:paragraph-rsid="0025b51b" style:font-weight-asian="normal" style:font-weight-complex="normal"/>
    </style:style>
    <style:style style:name="P63" style:family="paragraph" style:parent-style-name="Standard" style:list-style-name="L24">
      <style:paragraph-properties fo:text-align="justify" style:justify-single-word="false"/>
      <style:text-properties fo:font-size="12pt" fo:font-weight="normal" officeooo:rsid="0025b51b" officeooo:paragraph-rsid="0025b51b" style:font-weight-asian="normal" style:font-weight-complex="normal"/>
    </style:style>
    <style:style style:name="P64" style:family="paragraph" style:parent-style-name="Standard" style:list-style-name="L23">
      <style:paragraph-properties fo:text-align="justify" style:justify-single-word="false"/>
      <style:text-properties fo:font-size="12pt" fo:font-weight="normal" officeooo:rsid="00279b7d" officeooo:paragraph-rsid="00279b7d" style:font-weight-asian="normal" style:font-weight-complex="normal"/>
    </style:style>
    <style:style style:name="P65" style:family="paragraph" style:parent-style-name="Standard" style:list-style-name="L25">
      <style:paragraph-properties fo:text-align="justify" style:justify-single-word="false"/>
      <style:text-properties fo:font-size="12pt" fo:font-weight="normal" officeooo:rsid="00279b7d" officeooo:paragraph-rsid="00279b7d" style:font-weight-asian="normal" style:font-weight-complex="normal"/>
    </style:style>
    <style:style style:name="P66" style:family="paragraph" style:parent-style-name="Standard" style:list-style-name="L26">
      <style:paragraph-properties fo:text-align="justify" style:justify-single-word="false"/>
      <style:text-properties fo:font-size="12pt" fo:font-weight="normal" officeooo:rsid="002e0414" officeooo:paragraph-rsid="002e0414" style:font-weight-asian="normal" style:font-weight-complex="normal"/>
    </style:style>
    <style:style style:name="P67" style:family="paragraph" style:parent-style-name="Standard" style:list-style-name="L27">
      <style:paragraph-properties fo:text-align="justify" style:justify-single-word="false"/>
      <style:text-properties fo:font-size="12pt" fo:font-weight="normal" officeooo:rsid="002e0414" officeooo:paragraph-rsid="002e0414" style:font-weight-asian="normal" style:font-weight-complex="normal"/>
    </style:style>
    <style:style style:name="P68" style:family="paragraph" style:parent-style-name="Standard" style:list-style-name="L28">
      <style:paragraph-properties fo:text-align="justify" style:justify-single-word="false"/>
      <style:text-properties fo:font-size="12pt" fo:font-weight="normal" officeooo:rsid="002e0414" officeooo:paragraph-rsid="002e0414" style:font-weight-asian="normal" style:font-weight-complex="normal"/>
    </style:style>
    <style:style style:name="P69" style:family="paragraph" style:parent-style-name="Standard" style:list-style-name="L28">
      <style:paragraph-properties fo:text-align="justify" style:justify-single-word="false"/>
      <style:text-properties fo:font-size="12pt" fo:font-weight="normal" officeooo:rsid="002e9644" officeooo:paragraph-rsid="002e9644" style:font-weight-asian="normal" style:font-weight-complex="normal"/>
    </style:style>
    <style:style style:name="P70" style:family="paragraph" style:parent-style-name="Standard" style:list-style-name="L29">
      <style:paragraph-properties fo:text-align="justify" style:justify-single-word="false"/>
      <style:text-properties fo:font-size="12pt" fo:font-weight="normal" officeooo:rsid="00306174" officeooo:paragraph-rsid="003869cc" style:font-weight-asian="normal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officeooo:rsid="002876dd" officeooo:paragraph-rsid="002876dd"/>
    </style:style>
    <style:style style:name="P72" style:family="paragraph" style:parent-style-name="Standard" style:list-style-name="L4">
      <style:paragraph-properties fo:text-align="justify" style:justify-single-word="false"/>
      <style:text-properties officeooo:rsid="002876dd" officeooo:paragraph-rsid="002876dd"/>
    </style:style>
    <style:style style:name="P73" style:family="paragraph" style:parent-style-name="Standard" style:list-style-name="L24">
      <style:paragraph-properties fo:text-align="justify" style:justify-single-word="false"/>
      <style:text-properties officeooo:rsid="00279b7d" officeooo:paragraph-rsid="00279b7d"/>
    </style:style>
    <style:style style:name="P74" style:family="paragraph" style:parent-style-name="Standard" style:list-style-name="L24">
      <style:paragraph-properties fo:text-align="justify" style:justify-single-word="false"/>
      <style:text-properties officeooo:rsid="002c393a" officeooo:paragraph-rsid="002c393a"/>
    </style:style>
    <style:style style:name="P75" style:family="paragraph" style:parent-style-name="Standard" style:list-style-name="L28">
      <style:paragraph-properties fo:text-align="justify" style:justify-single-word="false"/>
      <style:text-properties officeooo:paragraph-rsid="002e9644"/>
    </style:style>
    <style:style style:name="P76" style:family="paragraph" style:parent-style-name="Standard" style:list-style-name="L28">
      <style:paragraph-properties fo:text-align="justify" style:justify-single-word="false"/>
      <style:text-properties officeooo:paragraph-rsid="00306174"/>
    </style:style>
    <style:style style:name="P77" style:family="paragraph" style:parent-style-name="Standard">
      <style:paragraph-properties fo:text-align="justify" style:justify-single-word="false"/>
      <style:text-properties officeooo:paragraph-rsid="0023ebce"/>
    </style:style>
    <style:style style:name="P78" style:family="paragraph" style:parent-style-name="Standard" style:list-style-name="L29">
      <style:paragraph-properties fo:text-align="justify" style:justify-single-word="false"/>
      <style:text-properties style:text-line-through-style="solid" style:text-line-through-type="single" fo:font-size="12pt" fo:font-weight="normal" officeooo:rsid="00323e20" officeooo:paragraph-rsid="00323e20" style:font-weight-asian="normal" style:font-weight-complex="normal"/>
    </style:style>
    <style:style style:name="P79" style:family="paragraph" style:parent-style-name="Standard" style:list-style-name="L30">
      <style:paragraph-properties fo:text-align="justify" style:justify-single-word="false"/>
      <style:text-properties style:text-line-through-style="none" style:text-line-through-type="none" fo:font-size="12pt" fo:font-weight="normal" officeooo:rsid="00323e20" officeooo:paragraph-rsid="00323e20" style:font-weight-asian="normal" style:font-weight-complex="normal"/>
    </style:style>
    <style:style style:name="P80" style:family="paragraph" style:parent-style-name="Standard" style:list-style-name="L31">
      <style:paragraph-properties fo:text-align="justify" style:justify-single-word="false"/>
      <style:text-properties style:text-line-through-style="none" style:text-line-through-type="none" fo:font-size="12pt" fo:font-weight="normal" officeooo:rsid="00323e20" officeooo:paragraph-rsid="00323e20" style:font-weight-asian="normal" style:font-weight-complex="normal"/>
    </style:style>
    <style:style style:name="P81" style:family="paragraph" style:parent-style-name="Standard" style:list-style-name="L32">
      <style:paragraph-properties fo:text-align="justify" style:justify-single-word="false"/>
      <style:text-properties style:text-line-through-style="none" style:text-line-through-type="none" fo:font-size="12pt" fo:font-weight="normal" officeooo:rsid="00335283" officeooo:paragraph-rsid="00335283" style:font-weight-asian="normal" style:font-weight-complex="normal"/>
    </style:style>
    <style:style style:name="P82" style:family="paragraph" style:parent-style-name="Standard" style:list-style-name="L33">
      <style:paragraph-properties fo:text-align="justify" style:justify-single-word="false"/>
      <style:text-properties style:text-line-through-style="none" style:text-line-through-type="none" fo:font-size="12pt" fo:font-weight="normal" officeooo:rsid="00335283" officeooo:paragraph-rsid="00335283" style:font-weight-asian="normal" style:font-weight-complex="normal"/>
    </style:style>
    <style:style style:name="P83" style:family="paragraph" style:parent-style-name="Standard" style:list-style-name="L34">
      <style:paragraph-properties fo:text-align="justify" style:justify-single-word="false"/>
      <style:text-properties style:text-line-through-style="none" style:text-line-through-type="none" fo:font-size="12pt" fo:font-weight="normal" officeooo:rsid="00335283" officeooo:paragraph-rsid="00335283" style:font-weight-asian="normal" style:font-weight-complex="normal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e4e0b" style:font-weight-asian="normal" style:font-weight-complex="normal"/>
    </style:style>
    <style:style style:name="T3" style:family="text">
      <style:text-properties fo:font-size="12pt" fo:font-weight="normal" officeooo:rsid="001f0644" style:font-weight-asian="normal" style:font-weight-complex="normal"/>
    </style:style>
    <style:style style:name="T4" style:family="text">
      <style:text-properties fo:font-size="12pt" fo:font-weight="normal" officeooo:rsid="0022fccf" style:font-weight-asian="normal" style:font-weight-complex="normal"/>
    </style:style>
    <style:style style:name="T5" style:family="text">
      <style:text-properties fo:font-size="12pt" fo:font-weight="normal" officeooo:rsid="0023ebce" style:font-weight-asian="normal" style:font-weight-complex="normal"/>
    </style:style>
    <style:style style:name="T6" style:family="text">
      <style:text-properties fo:font-size="12pt" fo:font-weight="normal" officeooo:rsid="0025b51b" style:font-weight-asian="normal" style:font-weight-complex="normal"/>
    </style:style>
    <style:style style:name="T7" style:family="text">
      <style:text-properties fo:font-size="12pt" fo:font-weight="normal" officeooo:rsid="002c393a" style:font-weight-asian="normal" style:font-weight-complex="normal"/>
    </style:style>
    <style:style style:name="T8" style:family="text">
      <style:text-properties fo:font-size="12pt" fo:font-weight="normal" officeooo:rsid="002e0414" style:font-weight-asian="normal" style:font-weight-complex="normal"/>
    </style:style>
    <style:style style:name="T9" style:family="text">
      <style:text-properties fo:font-size="12pt" fo:font-weight="normal" officeooo:rsid="002e9644" style:font-weight-asian="normal" style:font-weight-complex="normal"/>
    </style:style>
    <style:style style:name="T10" style:family="text">
      <style:text-properties fo:font-size="12pt" fo:font-weight="normal" officeooo:rsid="00306174" style:font-weight-asian="normal" style:font-weight-complex="normal"/>
    </style:style>
    <style:style style:name="T11" style:family="text">
      <style:text-properties fo:font-size="12pt" fo:font-weight="normal" officeooo:rsid="003cbe9d" style:font-weight-asian="normal" style:font-weight-complex="normal"/>
    </style:style>
    <style:style style:name="T12" style:family="text">
      <style:text-properties officeooo:rsid="002922a1"/>
    </style:style>
    <style:style style:name="T13" style:family="text">
      <style:text-properties officeooo:rsid="002ad840"/>
    </style:style>
    <style:style style:name="T14" style:family="text">
      <style:text-properties officeooo:rsid="002c393a"/>
    </style:style>
    <style:style style:name="T15" style:family="text">
      <style:text-properties style:text-line-through-style="none" style:text-line-through-type="none" fo:font-size="12pt" fo:font-weight="normal" officeooo:rsid="00323e20" style:font-weight-asian="normal" style:font-weight-complex="normal"/>
    </style:style>
    <style:style style:name="T16" style:family="text">
      <style:text-properties style:text-line-through-style="none" style:text-line-through-type="none" fo:font-size="12pt" fo:font-weight="normal" officeooo:rsid="00335283" style:font-weight-asian="normal" style:font-weight-complex="normal"/>
    </style:style>
    <style:style style:name="T17" style:family="text">
      <style:text-properties officeooo:rsid="003869cc"/>
    </style:style>
    <style:style style:name="T18" style:family="text">
      <style:text-properties officeooo:rsid="003a33f8"/>
    </style:style>
    <style:style style:name="T19" style:family="text">
      <style:text-properties officeooo:rsid="003cbe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OOP</text:p>
      <text:p text:style-name="P5"/>
      <text:list xml:id="list3818823915" text:style-name="L1">
        <text:list-item>
          <text:p text:style-name="P32">Machine code </text:p>
        </text:list-item>
      </text:list>
      <text:list xml:id="list491716357" text:style-name="L2">
        <text:list-item>
          <text:list>
            <text:list-item>
              <text:p text:style-name="P36">początek w latach 50,</text:p>
            </text:list-item>
            <text:list-item>
              <text:p text:style-name="P36">kod maszynowy, konkretny dla każdej maszyny i procesora,</text:p>
            </text:list-item>
            <text:list-item>
              <text:p text:style-name="P36">niekompatybilne między innymi maszynami,</text:p>
            </text:list-item>
            <text:list-item>
              <text:p text:style-name="P36">każda maszyna inna.</text:p>
            </text:list-item>
          </text:list>
        </text:list-item>
      </text:list>
      <text:list xml:id="list20512250323650" text:continue-list="list3818823915" text:style-name="L1">
        <text:list-item>
          <text:p text:style-name="P32">Assembler </text:p>
        </text:list-item>
      </text:list>
      <text:list xml:id="list139934087" text:style-name="L3">
        <text:list-item>
          <text:list>
            <text:list-item>
              <text:p text:style-name="P71"><text:span text:style-name="T2">n</text:span><text:span text:style-name="T1">iskopoziomowy język maszynowy,</text:span></text:p>
            </text:list-item>
            <text:list-item>
              <text:p text:style-name="P37">opcode-y (mov, <text:span text:style-name="T18">a</text:span>dd, sub, jmp - skok bezwarunkowy, jne),</text:p>
            </text:list-item>
            <text:list-item>
              <text:p text:style-name="P37">musi być skompilowany do kodu maszynowego, </text:p>
            </text:list-item>
            <text:list-item>
              <text:p text:style-name="P37">przenośny między maszynami, ale potrzebny był kompilator,</text:p>
            </text:list-item>
            <text:list-item>
              <text:p text:style-name="P37">instrukcje lecą z góry na dół, nie widać co się gdzie zaczyna i kończy.</text:p>
            </text:list-item>
          </text:list>
        </text:list-item>
      </text:list>
      <text:list xml:id="list20513337574833" text:continue-list="list20512250323650" text:style-name="L1">
        <text:list-item>
          <text:p text:style-name="P32">Structural Programming </text:p>
        </text:list-item>
      </text:list>
      <text:list xml:id="list2708254751" text:style-name="L4">
        <text:list-item>
          <text:list>
            <text:list-item>
              <text:p text:style-name="P72"><text:span text:style-name="T2">p</text:span><text:span text:style-name="T1">aradygmat gdzie są strutkury kontrolne (for, while, if),</text:span></text:p>
            </text:list-item>
            <text:list-item>
              <text:p text:style-name="P38">zrouzmienie całego programu jest dalej skomplikowane,</text:p>
            </text:list-item>
          </text:list>
        </text:list-item>
      </text:list>
      <text:list xml:id="list20512821897582" text:continue-list="list20513337574833" text:style-name="L1">
        <text:list-item>
          <text:p text:style-name="P32">Procedural Programming</text:p>
        </text:list-item>
      </text:list>
      <text:list xml:id="list1276108196" text:style-name="L5">
        <text:list-item>
          <text:list>
            <text:list-item>
              <text:p text:style-name="P39">wprowadza procedury (sort, read, write, main),</text:p>
            </text:list-item>
            <text:list-item>
              <text:p text:style-name="P39">mogą składać się z innych procedur, </text:p>
            </text:list-item>
            <text:list-item>
              <text:p text:style-name="P39">mogą mieć skompikowaną logikę, którą każdy rozumie,</text:p>
            </text:list-item>
            <text:list-item>
              <text:p text:style-name="P39">wysoki poziom abstrakcji,</text:p>
            </text:list-item>
          </text:list>
        </text:list-item>
      </text:list>
      <text:p text:style-name="P5"/>
      <text:p text:style-name="P5"/>
      <text:p text:style-name="P5">Kategorie języków programowania:</text:p>
      <text:list xml:id="list2613773763" text:style-name="L6">
        <text:list-item>
          <text:p text:style-name="P33">Deklaratywny (declarative) - opisuje co dany program ma zrobić, jaki efekt uzyskać, a nie jak to ma zrobić.</text:p>
        </text:list-item>
        <text:list-item>
          <text:p text:style-name="P33">Imperatywne (imperative) - jęyki proceduralne - zbiór instrukcji, które modyfikują stan programu.</text:p>
          <text:list>
            <text:list-item>
              <text:p text:style-name="P33">Proceduralne,</text:p>
            </text:list-item>
            <text:list-item>
              <text:p text:style-name="P33">Obiektowe,</text:p>
            </text:list-item>
          </text:list>
        </text:list-item>
      </text:list>
      <text:p text:style-name="P5"/>
      <text:p text:style-name="P5">Przykład programu obiektowego:</text:p>
      <text:list xml:id="list3794504181" text:style-name="L7">
        <text:list-item>
          <text:p text:style-name="P34">Problem:</text:p>
          <text:list>
            <text:list-item>
              <text:p text:style-name="P34">Obiekty (rozbijamy program na obiekty)</text:p>
              <text:list>
                <text:list-item>
                  <text:p text:style-name="P34">Interakcje między obiektami (musimy opisać jakie iterakcje mogą zachodzić między obiektami)</text:p>
                  <text:list>
                    <text:list-item>
                      <text:p text:style-name="P34">Rozwiązanie (przy użyciu programowania obiektowego uzyskujemy rozwiązanie problemu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Czym jest klasa:</text:p>
      <text:list xml:id="list2442174369" text:style-name="L8">
        <text:list-item>
          <text:p text:style-name="P35">klasa jest schematem - blueprintem,</text:p>
        </text:list-item>
        <text:list-item>
          <text:p text:style-name="P35">instancje klasy są obiektami, nie są ze sobą związane, jednak mają podobne elementy<text:span text:style-name="T12">,</text:span></text:p>
        </text:list-item>
        <text:list-item>
          <text:p text:style-name="P40">klasy są instancjonowane w obiekty zwane również instancjami klasy.</text:p>
        </text:list-item>
      </text:list>
      <text:p text:style-name="P5"/>
      <text:p text:style-name="P24"><text:span text:style-name="T2">M</text:span><text:span text:style-name="T1">amy 3 modyfikatory dostępu:</text:span></text:p>
      <text:list xml:id="list2910289880" text:style-name="L9">
        <text:list-item>
          <text:p text:style-name="P44">public,</text:p>
        </text:list-item>
        <text:list-item>
          <text:p text:style-name="P44">protected, (używany do ukrywania danych i enkapsulacji)</text:p>
        </text:list-item>
        <text:list-item>
          <text:p text:style-name="P44">private (używany do ukrywania danych i enkapsulacji)</text:p>
        </text:list-item>
      </text:list>
      <text:p text:style-name="P6"/>
      <text:p text:style-name="P14">Wszystko co jest publiczne jest zwane interfejsem klasy.</text:p>
      <text:p text:style-name="P14"/>
      <text:p text:style-name="P14"/>
      <text:p text:style-name="P6"><text:soft-page-break/>Przykład enkapsulacji<text:span text:style-name="T12"> (data hiding)</text:span>:</text:p>
      <text:list xml:id="list1794483151" text:style-name="L10">
        <text:list-item>
          <text:p text:style-name="P45">Kalkulator:</text:p>
          <text:list>
            <text:list-item>
              <text:p text:style-name="P45">klawisze, które sa publicznym interfejsem z klasą, nie można zrobić niczego, czego nie zaplanowano,</text:p>
            </text:list-item>
            <text:list-item>
              <text:p text:style-name="P45">układ elektroniczny jest tymi prywatnymi danymi, do których nie mamy dostępu</text:p>
            </text:list-item>
            <text:list-item>
              <text:p text:style-name="P45">Taka budowa pozwala wymienić fronthend/backend bez zmiany drugiego.</text:p>
            </text:list-item>
          </text:list>
        </text:list-item>
        <text:list-item>
          <text:p text:style-name="P41">Blokuje dostęp do danych i udostępnia dostęp poprzez publiczny interfejs. </text:p>
        </text:list-item>
      </text:list>
      <text:p text:style-name="P6"/>
      <text:p text:style-name="P14">Klasy vs Struktury:</text:p>
      <text:list xml:id="list3398260813" text:style-name="L11">
        <text:list-item>
          <text:p text:style-name="P42">Klasy prywatne domyślnie,</text:p>
        </text:list-item>
        <text:list-item>
          <text:p text:style-name="P42">struktury publiczne domyślne,</text:p>
        </text:list-item>
        <text:list-item>
          <text:p text:style-name="P42">ale są zamienne.</text:p>
        </text:list-item>
      </text:list>
      <text:p text:style-name="P14"/>
      <text:p text:style-name="P6">Konstruktory:</text:p>
      <text:list xml:id="list529658103" text:style-name="L12">
        <text:list-item>
          <text:p text:style-name="P46">Domyślny,</text:p>
        </text:list-item>
        <text:list-item>
          <text:p text:style-name="P46">Parametryczny,</text:p>
        </text:list-item>
        <text:list-item>
          <text:p text:style-name="P46">kopiujący,</text:p>
        </text:list-item>
        <text:list-item>
          <text:p text:style-name="P46">move contructor (przenoszący?)</text:p>
        </text:list-item>
      </text:list>
      <text:p text:style-name="P6"/>
      <text:p text:style-name="P6">Destuktory:</text:p>
      <text:list xml:id="list3797395431" text:style-name="L13">
        <text:list-item>
          <text:p text:style-name="P47">Są wywoływane ZANIM obiekt jest uwolniony żeby posprzątać wszystkie dane<text:span text:style-name="T12">,</text:span></text:p>
        </text:list-item>
        <text:list-item>
          <text:p text:style-name="P43">może istnieć tylko jeden destruktor i nie może mieć parametrów,</text:p>
        </text:list-item>
        <text:list-item>
          <text:p text:style-name="P43">kompilator stworzy go automatycznie, ale może trzeba będzie stworzyć własny,</text:p>
        </text:list-item>
        <text:list-item>
          <text:p text:style-name="P43">wywoływany jest automatycznie (choć można wywołać go ręcznie)</text:p>
        </text:list-item>
      </text:list>
      <text:p text:style-name="P6"/>
      <text:p text:style-name="P6">Zasada 3:</text:p>
      <text:list xml:id="list1451661556" text:style-name="L14">
        <text:list-item>
          <text:p text:style-name="P48">Jeśli w klasie musimy zdefiniować choć jeden custom destructor, copy constructor lub assignment operator, to prawodpdoobnie musimy zdefiniować wszystkie pozostałe </text:p>
        </text:list-item>
      </text:list>
      <text:p text:style-name="P25"><text:span text:style-name="T3">Z</text:span><text:span text:style-name="T1">asada 5:</text:span></text:p>
      <text:list xml:id="list3456345575" text:style-name="L15">
        <text:list-item>
          <text:p text:style-name="P49">Dodaje, że potrzebne są jeszcze move contructor oraz move operator</text:p>
        </text:list-item>
      </text:list>
      <text:p text:style-name="P12"/>
      <text:p text:style-name="P15">Jeśli kontrutkor jest prywatny to nie można wywołać go spoza klasy</text:p>
      <text:p text:style-name="P12"/>
      <text:p text:style-name="P15">Czy można struktury wykorzystać jak klasy w C?</text:p>
      <text:list xml:id="list3436432586" text:style-name="L16">
        <text:list-item>
          <text:p text:style-name="P50">Tak, przynajmniej częściowo,</text:p>
        </text:list-item>
        <text:list-item>
          <text:p text:style-name="P50">np. "metody" (funkcje w C) zaczynają się od nazwy klasy,</text:p>
        </text:list-item>
        <text:list-item>
          <text:p text:style-name="P50">zmienne poprzedzone underscorem jako prywatne,</text:p>
        </text:list-item>
        <text:list-item>
          <text:p text:style-name="P50"/>
        </text:list-item>
      </text:list>
      <text:p text:style-name="P2">Dziedziczenie</text:p>
      <text:p text:style-name="P7"/>
      <text:p text:style-name="P13">Dziedziczy się od klasy bazowej (rodzic). Po niej dziedziczą kolejne klasy pochodne (dzieci/subklasy), które mają wszystkie klasy rodzica. </text:p>
      <text:p text:style-name="P15">Klasy dziedzieczące będą niejawnie otrzymywać wszystkie zachowania (metody) i dane (atrybuty) rodzica. </text:p>
      <text:p text:style-name="P13"/>
      <text:p text:style-name="P22"><text:span text:style-name="T4">c</text:span><text:span text:style-name="T5">onst int* const = const wskaźnik na const tablicę intów.</text:span></text:p>
      <text:p text:style-name="P9"/>
      <text:p text:style-name="P16">O klasach:</text:p>
      <text:list xml:id="list1557512166" text:style-name="L17">
        <text:list-item>
          <text:p text:style-name="P51">atrybuty const można zainicjować tylko w liście inicjalizacyjnej, </text:p>
        </text:list-item>
        <text:list-item>
          <text:p text:style-name="P51">wskaźniki czyta się od prawej do lewej np. const int* const to stały wskaźnik na stałą zmienną</text:p>
        </text:list-item>
      </text:list>
      <text:p text:style-name="P8"/>
      <text:p text:style-name="P8"><text:soft-page-break/>class A: public B:</text:p>
      <text:list xml:id="list395906719" text:style-name="L18">
        <text:list-item>
          <text:p text:style-name="P54">publiczne z B są publiczne w A,</text:p>
        </text:list-item>
        <text:list-item>
          <text:p text:style-name="P54">protected z B jest protected w A</text:p>
        </text:list-item>
      </text:list>
      <text:p text:style-name="P8"/>
      <text:p text:style-name="P8">class A : protected B:</text:p>
      <text:list xml:id="list1626492457" text:style-name="L19">
        <text:list-item>
          <text:p text:style-name="P55">publiczne z B są protected w A,</text:p>
        </text:list-item>
        <text:list-item>
          <text:p text:style-name="P55">protected z B są protected w A.</text:p>
        </text:list-item>
      </text:list>
      <text:p text:style-name="P8"/>
      <text:p text:style-name="P8">class A : private B:</text:p>
      <text:list xml:id="list3887566605" text:style-name="L20">
        <text:list-item>
          <text:p text:style-name="P56">publiczne z B są prywatne w A,</text:p>
        </text:list-item>
        <text:list-item>
          <text:p text:style-name="P56">protected z B są prywatne w A</text:p>
        </text:list-item>
      </text:list>
      <text:p text:style-name="P8"/>
      <text:p text:style-name="P22"><text:span text:style-name="T5">jeśli class C : public B, public </text:span><text:span text:style-name="T11">A</text:span></text:p>
      <text:list xml:id="list20513362490496" text:continue-list="list1557512166" text:style-name="L17">
        <text:list-item>
          <text:p text:style-name="P57">To klasy powstaję w kolejności A() -&gt; B() -&gt; C()</text:p>
        </text:list-item>
        <text:list-item>
          <text:p text:style-name="P57">Destrukcja przebiega odwrotnie ~C() -&gt; ~B() -&gt; ~C()</text:p>
        </text:list-item>
      </text:list>
      <text:p text:style-name="P17"/>
      <text:p text:style-name="P16">tworzenie obiektów przebiega w odwrotnej kolejności co destrukcja. </text:p>
      <text:p text:style-name="P16"/>
      <text:p text:style-name="P3">Rzutowanie</text:p>
      <text:p text:style-name="P8">Rzutowanie w górę (upcasting):</text:p>
      <text:list xml:id="list3403890987" text:style-name="L21">
        <text:list-item>
          <text:p text:style-name="P58">Dziecko w stronę rodzica. Można rzutować instancje, wskaźnik, referencję na rodzica<text:span text:style-name="T13">,</text:span></text:p>
        </text:list-item>
        <text:list-item>
          <text:p text:style-name="P60">Zawsze bezpieczne<text:span text:style-name="T13">,</text:span></text:p>
        </text:list-item>
        <text:list-item>
          <text:p text:style-name="P52">może być implicit.</text:p>
        </text:list-item>
      </text:list>
      <text:p text:style-name="P8"/>
      <text:p text:style-name="P8">Rzutowanie w dół (downcasting):</text:p>
      <text:list xml:id="list3981532050" text:style-name="L22">
        <text:list-item>
          <text:p text:style-name="P59">Rzutujemy rodzica na dziecko. Można rzutować wskaźnik lub referencję na dziecko<text:span text:style-name="T13">,</text:span></text:p>
        </text:list-item>
        <text:list-item>
          <text:p text:style-name="P61">Może być niebezpieczne<text:span text:style-name="T13">,</text:span></text:p>
        </text:list-item>
        <text:list-item>
          <text:p text:style-name="P53">może oznaczać o błędzie w designie, </text:p>
        </text:list-item>
        <text:list-item>
          <text:p text:style-name="P53">musi być explicit.</text:p>
        </text:list-item>
      </text:list>
      <text:p text:style-name="P16"/>
      <text:p text:style-name="P10"/>
      <text:p text:style-name="P10">Dynamic casting:</text:p>
      <text:list xml:id="list3356889590" text:style-name="L23">
        <text:list-item>
          <text:p text:style-name="P62">W dół</text:p>
          <text:list>
            <text:list-item>
              <text:p text:style-name="P62">Klasy musza być polimorficzne (musza mieć metody virtualne),</text:p>
            </text:list-item>
            <text:list-item>
              <text:p text:style-name="P62">RTTI<text:span text:style-name="T14"> (Run Time Type</text:span> <text:span text:style-name="T14">information) </text:span>musi być włączone<text:span text:style-name="T14"> w kompilatorze</text:span>,</text:p>
            </text:list-item>
            <text:list-item>
              <text:p text:style-name="P62">polimorficzne dziedziczenie</text:p>
            </text:list-item>
            <text:list-item>
              <text:p text:style-name="P64">Można z tego korzystać żeby sprawdzić czy jakaś klasa dziedizczy po innej pisząc:</text:p>
              <text:list>
                <text:list-item>
                  <text:p text:style-name="P64">if (!dynamic_cast&lt;C*&gt;(Aptr)) { // ... // }</text:p>
                </text:list-item>
              </text:list>
            </text:list-item>
          </text:list>
        </text:list-item>
        <text:list-item>
          <text:p text:style-name="P62">W górę spoko</text:p>
        </text:list-item>
        <text:list-item>
          <text:p text:style-name="P64">Zwraca nullptr jeśli się nie udało.</text:p>
        </text:list-item>
      </text:list>
      <text:p text:style-name="P10"/>
      <text:p text:style-name="P10">static cast:</text:p>
      <text:list xml:id="list126209704" text:style-name="L24">
        <text:list-item>
          <text:p text:style-name="P63">rzutowanie w górę spoko,</text:p>
        </text:list-item>
        <text:list-item>
          <text:p text:style-name="P63">rzutowanie w dół jest kontrowersyjne i postrzegane jako błąd w designie.</text:p>
        </text:list-item>
        <text:list-item>
          <text:p text:style-name="P73"><text:span text:style-name="T6">J</text:span><text:span text:style-name="T1">edyne co sprawdza to czy klasy po sobie dziedziczą compile time</text:span><text:span text:style-name="T7">,</text:span></text:p>
        </text:list-item>
        <text:list-item>
          <text:p text:style-name="P74"><text:span text:style-name="T7">n</text:span><text:span text:style-name="T1">o runtime checks</text:span></text:p>
        </text:list-item>
      </text:list>
      <text:p text:style-name="P10"/>
      <text:p text:style-name="P11"/>
      <text:p text:style-name="P30">class A{}</text:p>
      <text:p text:style-name="P11">class B : A {}</text:p>
      <text:p text:style-name="P11"/>
      <text:p text:style-name="P11">implicit:</text:p>
      <text:list xml:id="list1555705738" text:style-name="L25">
        <text:list-item>
          <text:p text:style-name="P65">C c;</text:p>
        </text:list-item>
        <text:list-item>
          <text:p text:style-name="P65">B b;</text:p>
        </text:list-item>
        <text:list-item>
          <text:p text:style-name="P65">A* Aptr = &amp;b; // spoko</text:p>
        </text:list-item>
        <text:list-item>
          <text:p text:style-name="P65">B* Bptr = static_cast&lt;B*&gt;(Aptr);</text:p>
        </text:list-item>
      </text:list>
      <text:p text:style-name="P8"/>
      <text:p text:style-name="P26">Interface</text:p>
      <text:p text:style-name="P18">Polimorfizm udostępnia intefrejsy.</text:p>
      <text:p text:style-name="P18"/>
      <text:p text:style-name="P18">Polimorfizm:</text:p>
      <text:list xml:id="list67581263" text:style-name="L26">
        <text:list-item>
          <text:p text:style-name="P66">Podczas kompilacji:</text:p>
          <text:list>
            <text:list-item>
              <text:p text:style-name="P66">statyczny polimorfizm (static polymorphism), </text:p>
              <text:list>
                <text:list-item>
                  <text:p text:style-name="P66">overloading methods, functions and oeprators,</text:p>
                </text:list-item>
              </text:list>
            </text:list-item>
            <text:list-item>
              <text:p text:style-name="P66">parametryczny polimorfizm (parametric polymorphism),</text:p>
              <text:list>
                <text:list-item>
                  <text:p text:style-name="P66">szablony </text:p>
                </text:list-item>
              </text:list>
            </text:list-item>
          </text:list>
        </text:list-item>
        <text:list-item>
          <text:p text:style-name="P66">runtime:</text:p>
          <text:list>
            <text:list-item>
              <text:p text:style-name="P66">dynamiczny polimorfizm</text:p>
            </text:list-item>
          </text:list>
        </text:list-item>
      </text:list>
      <text:p text:style-name="P18"/>
      <text:p text:style-name="P18">Jak osiągnąć dynamiczny polimorfizm:</text:p>
      <text:list xml:id="list957223894" text:style-name="L27">
        <text:list-item>
          <text:p text:style-name="P67">klasa bazowa z wirtualnymi metodami, </text:p>
        </text:list-item>
        <text:list-item>
          <text:p text:style-name="P67">dziedziczenie,</text:p>
        </text:list-item>
        <text:list-item>
          <text:p text:style-name="P67">wskaźniki/referencje</text:p>
        </text:list-item>
      </text:list>
      <text:p text:style-name="P18"/>
      <text:p text:style-name="P18">Jedna klasa definiuje virtualne metode, bez definicji. Jest czysta wirtualnie. Nazywa się ją polimorficzną. </text:p>
      <text:p text:style-name="P18"/>
      <text:p text:style-name="P18">O polimorfi:</text:p>
      <text:list xml:id="list3722031387" text:style-name="L28">
        <text:list-item>
          <text:p text:style-name="P68">wszystkie metody wirtualne zachowują wirtualność w klasach implemetnujących,</text:p>
        </text:list-item>
        <text:list-item>
          <text:p text:style-name="P68">klasa z metodami czystymi wirtualnie nie może być utworzona (interfejsi, klasy abstrakcyjne)</text:p>
        </text:list-item>
        <text:list-item>
          <text:p text:style-name="P75"><text:span text:style-name="T8">n</text:span><text:span text:style-name="T9">ie czyste metody mogą mieć deifnicję i wciąż być wirtualne.</text:span></text:p>
        </text:list-item>
        <text:list-item>
          <text:p text:style-name="P69">Nie trzeba powtarzać "virtual" w klasach dziedziczących.</text:p>
        </text:list-item>
        <text:list-item>
          <text:p text:style-name="P69">Override jest opcjonalne (upewnia się, że faktycznie nadpisujemy jakieś metody),</text:p>
        </text:list-item>
        <text:list-item>
          <text:p text:style-name="P76"><text:span text:style-name="T9">J</text:span><text:span text:style-name="T10">eśli klasa ma choć jedną metodę wirtualną to powinna również mieć również wirtualny destruktor.</text:span></text:p>
        </text:list-item>
      </text:list>
      <text:p text:style-name="P21"/>
      <text:p text:style-name="P21"/>
      <text:p text:style-name="P18"/>
      <text:p text:style-name="P4"/>
      <text:p text:style-name="P31">Diamond problemu</text:p>
      <text:p text:style-name="P19"/>
      <text:p text:style-name="P19">class A {</text:p>
      <text:p text:style-name="P19"><text:tab/>public: </text:p>
      <text:p text:style-name="P20"><text:tab/><text:tab/>int fun<text:span text:style-name="T17">c</text:span>() {return 0;}</text:p>
      <text:p text:style-name="P19">};</text:p>
      <text:p text:style-name="P19">class B : public A {};</text:p>
      <text:p text:style-name="P19">class C : public A {};</text:p>
      <text:p text:style-name="P19">class D : public B, public C {};</text:p>
      <text:p text:style-name="P19"/>
      <text:p text:style-name="P19">D d;</text:p>
      <text:p text:style-name="P19"/>
      <text:p text:style-name="P19">żeby wywyołać int fun<text:span text:style-name="T17">c</text:span>(), można:</text:p>
      <text:list xml:id="list2084490737" text:style-name="L29">
        <text:list-item>
          <text:p text:style-name="P70">d.B::fun<text:span text:style-name="T17">c</text:span>();</text:p>
        </text:list-item>
        <text:list-item>
          <text:p text:style-name="P70">d.C::fun<text:span text:style-name="T17">c</text:span>();</text:p>
        </text:list-item>
        <text:list-item>
          <text:p text:style-name="P78">d.func();</text:p>
        </text:list-item>
      </text:list>
      <text:p text:style-name="P27">Kolejność konstruktorów jest taka:</text:p>
      <text:list xml:id="list4084666330" text:style-name="L30">
        <text:list-item>
          <text:p text:style-name="P79">A, B, A, C, D</text:p>
        </text:list-item>
      </text:list>
      <text:p text:style-name="P27">I destruktorów:</text:p>
      <text:list xml:id="list1537605693" text:style-name="L31">
        <text:list-item>
          <text:p text:style-name="P80">D, C, A, B, A</text:p>
        </text:list-item>
      </text:list>
      <text:p text:style-name="P27">Przez diamon problem i brak virtualnego dziedziczenia zachodzi powyższy problem.</text:p>
      <text:p text:style-name="P27"/>
      <text:p text:style-name="P27"/>
      <text:p text:style-name="P27">Żeby go rozwiązac dodajemy "virtual" do dziedziczenia</text:p>
      <text:p text:style-name="P23"><text:span text:style-name="T15">c</text:span><text:span text:style-name="T16">lass B : virtual public A {};</text:span></text:p>
      <text:p text:style-name="P28">class C : virtual public A {};</text:p>
      <text:p text:style-name="P28">class D : public B, public C {};</text:p>
      <text:p text:style-name="P28"/>
      <text:p text:style-name="P28">D d;</text:p>
      <text:p text:style-name="P28">To wstarczy aby wywołać metodę:</text:p>
      <text:list xml:id="list56694038" text:style-name="L32">
        <text:list-item>
          <text:p text:style-name="P81">d.funs();</text:p>
        </text:list-item>
      </text:list>
      <text:p text:style-name="P28">oraz wywołać konstruktory:</text:p>
      <text:list xml:id="list3806090954" text:style-name="L33">
        <text:list-item>
          <text:p text:style-name="P82">A, B, C, D</text:p>
        </text:list-item>
      </text:list>
      <text:p text:style-name="P28">I destruktorów:</text:p>
      <text:list xml:id="list430098895" text:style-name="L34">
        <text:list-item>
          <text:p text:style-name="P83">D, C, B, A</text:p>
        </text:list-item>
      </text:list>
      <text:p text:style-name="P28"/>
      <text:p text:style-name="P28"/>
      <text:p text:style-name="P29">Składająć małe interfejsy w jeden większy dobrze jest korzystać z wirtualnego dziedziczeni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6:46:59.788906446</meta:creation-date>
    <dc:date>2021-03-30T02:05:11.197734963</dc:date>
    <meta:editing-duration>PT6H32M57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5" meta:paragraph-count="172" meta:word-count="1066" meta:character-count="6623" meta:non-whitespace-character-count="5820"/>
  </office:meta>
</office:document-meta>
</file>